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90a" officeooo:paragraph-rsid="0002290a"/>
    </style:style>
    <style:style style:name="P2" style:family="paragraph" style:parent-style-name="Standard" style:list-style-name="L1">
      <style:text-properties officeooo:rsid="0002290a" officeooo:paragraph-rsid="0002290a"/>
    </style:style>
    <style:style style:name="P3" style:family="paragraph" style:parent-style-name="Standard" style:list-style-name="L1">
      <style:text-properties officeooo:paragraph-rsid="0002290a"/>
    </style:style>
    <style:style style:name="P4" style:family="paragraph" style:parent-style-name="Standard" style:list-style-name="L1">
      <style:text-properties officeooo:rsid="0002f9f5" officeooo:paragraph-rsid="0002f9f5"/>
    </style:style>
    <style:style style:name="P5" style:family="paragraph" style:parent-style-name="Standard" style:list-style-name="L1">
      <style:text-properties officeooo:rsid="00041e59" officeooo:paragraph-rsid="00041e59"/>
    </style:style>
    <style:style style:name="T1" style:family="text">
      <style:text-properties officeooo:rsid="0002290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14626935700957344" text:style-name="L1">
        <text:list-item>
          <text:p text:style-name="P3"><text:span text:style-name="T1">Вынести легенду за пределы графика</text:span></text:p>
        </text:list-item>
        <text:list-item>
          <text:p text:style-name="P2">При подборе гиперпараметров не соединять <text:s/>точки линией</text:p>
        </text:list-item>
        <text:list-item>
          <text:p text:style-name="P2">Сделать меньше линий</text:p>
        </text:list-item>
        <text:list-item>
          <text:p text:style-name="P2">Опробовать максимально простые архитектуры</text:p>
        </text:list-item>
        <text:list-item>
          <text:p text:style-name="P2">Учить оптимизатор долго</text:p>
        </text:list-item>
        <text:list-item>
          <text:p text:style-name="P2">Подавать на вход оптимизатору случайные числа</text:p>
        </text:list-item>
        <text:list-item>
          <text:p text:style-name="P2">Более подробное введение</text:p>
        </text:list-item>
        <text:list-item>
          <text:p text:style-name="P2">Строгая струкутра</text:p>
          <text:list>
            <text:list-item>
              <text:p text:style-name="P2">План </text:p>
            </text:list-item>
            <text:list-item>
              <text:p text:style-name="P2">Введение</text:p>
            </text:list-item>
          </text:list>
        </text:list-item>
        <text:list-item>
          <text:p text:style-name="P2">В конце перечислить все, что было сделано</text:p>
          <text:list>
            <text:list-item>
              <text:p text:style-name="P2">количество строк кода</text:p>
            </text:list-item>
            <text:list-item>
              <text:p text:style-name="P2">количество запусков моделей</text:p>
            </text:list-item>
          </text:list>
        </text:list-item>
        <text:list-item>
          <text:p text:style-name="P2">Акцент на результатах</text:p>
        </text:list-item>
        <text:list-item>
          <text:p text:style-name="P4">Процесс обучения с permutation</text:p>
        </text:list-item>
        <text:list-item>
          <text:p text:style-name="P5">В презентацию добавить модификацию градиентов без оптимизатора</text:p>
        </text:list-item>
        <text:list-item>
          <text:p text:style-name="P5">Заменить обозначение параметров с пи на тэта</text:p>
        </text:list-item>
        <text:list-item>
          <text:p text:style-name="P5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2:45:41.244239781</meta:creation-date>
    <dc:date>2018-06-05T11:58:49.037318499</dc:date>
    <meta:editing-duration>P3DT22H39M11S</meta:editing-duration>
    <meta:editing-cycles>1</meta:editing-cycles>
    <meta:document-statistic meta:table-count="0" meta:image-count="0" meta:object-count="0" meta:page-count="1" meta:paragraph-count="18" meta:word-count="87" meta:character-count="559" meta:non-whitespace-character-count="505"/>
    <meta:generator>LibreOffice/5.1.6.2$Linux_X86_64 LibreOffice_project/10m0$Build-2</meta:generator>
  </office:meta>
</office:document-meta>
</file>